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056602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24032" calcext:value-type="float">
            <text:p>87.1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6602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12424" calcext:value-type="float">
            <text:p>87.2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6602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24032" calcext:value-type="float">
            <text:p>87.1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6602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4128" calcext:value-type="float">
            <text:p>86.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6602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00488" calcext:value-type="float">
            <text:p>86.2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6602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1264" calcext:value-type="float">
            <text:p>85.5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6602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21496" calcext:value-type="float">
            <text:p>85.1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6602</text:p>
          </table:table-cell>
          <table:table-cell office:value-type="string" calcext:value-type="string">
            <text:p>201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76488" calcext:value-type="float">
            <text:p>84.6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6602</text:p>
          </table:table-cell>
          <table:table-cell office:value-type="string" calcext:value-type="string">
            <text:p>201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9224" calcext:value-type="float">
            <text:p>84.4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6602</text:p>
          </table:table-cell>
          <table:table-cell office:value-type="string" calcext:value-type="string">
            <text:p>2016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048" calcext:value-type="float">
            <text:p>83.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6602</text:p>
          </table:table-cell>
          <table:table-cell office:value-type="string" calcext:value-type="string">
            <text:p>201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9808" calcext:value-type="float">
            <text:p>83.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6602</text:p>
          </table:table-cell>
          <table:table-cell office:value-type="string" calcext:value-type="string">
            <text:p>201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10984" calcext:value-type="float">
            <text:p>83.3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6602</text:p>
          </table:table-cell>
          <table:table-cell office:value-type="string" calcext:value-type="string">
            <text:p>201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60464" calcext:value-type="float">
            <text:p>82.9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6602</text:p>
          </table:table-cell>
          <table:table-cell office:value-type="string" calcext:value-type="string">
            <text:p>201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57088" calcext:value-type="float">
            <text:p>81.8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6602</text:p>
          </table:table-cell>
          <table:table-cell office:value-type="string" calcext:value-type="string">
            <text:p>201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94048" calcext:value-type="float">
            <text:p>80.3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6602</text:p>
          </table:table-cell>
          <table:table-cell office:value-type="string" calcext:value-type="string">
            <text:p>201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56304" calcext:value-type="float">
            <text:p>80.1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6602</text:p>
          </table:table-cell>
          <table:table-cell office:value-type="string" calcext:value-type="string">
            <text:p>200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0816" calcext:value-type="float">
            <text:p>79.6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6602</text:p>
          </table:table-cell>
          <table:table-cell office:value-type="string" calcext:value-type="string">
            <text:p>200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9296" calcext:value-type="float">
            <text:p>78.9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6602</text:p>
          </table:table-cell>
          <table:table-cell office:value-type="string" calcext:value-type="string">
            <text:p>200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71928" calcext:value-type="float">
            <text:p>78.6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6602</text:p>
          </table:table-cell>
          <table:table-cell office:value-type="string" calcext:value-type="string">
            <text:p>200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02536" calcext:value-type="float">
            <text:p>78.2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6602</text:p>
          </table:table-cell>
          <table:table-cell office:value-type="string" calcext:value-type="string">
            <text:p>200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5272" calcext:value-type="float">
            <text:p>77.9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6602</text:p>
          </table:table-cell>
          <table:table-cell office:value-type="string" calcext:value-type="string">
            <text:p>200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68424" calcext:value-type="float">
            <text:p>78.0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6602</text:p>
          </table:table-cell>
          <table:table-cell office:value-type="string" calcext:value-type="string">
            <text:p>200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8696" calcext:value-type="float">
            <text:p>77.9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6602</text:p>
          </table:table-cell>
          <table:table-cell office:value-type="string" calcext:value-type="string">
            <text:p>200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4024" calcext:value-type="float">
            <text:p>77.1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6602</text:p>
          </table:table-cell>
          <table:table-cell office:value-type="string" calcext:value-type="string">
            <text:p>200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6344" calcext:value-type="float">
            <text:p>76.6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6602</text:p>
          </table:table-cell>
          <table:table-cell office:value-type="string" calcext:value-type="string">
            <text:p>200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8852" calcext:value-type="float">
            <text:p>75.78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6602</text:p>
          </table:table-cell>
          <table:table-cell office:value-type="string" calcext:value-type="string">
            <text:p>199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856" calcext:value-type="float">
            <text:p>75.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6602</text:p>
          </table:table-cell>
          <table:table-cell office:value-type="string" calcext:value-type="string">
            <text:p>199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98632" calcext:value-type="float">
            <text:p>74.3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6602</text:p>
          </table:table-cell>
          <table:table-cell office:value-type="string" calcext:value-type="string">
            <text:p>199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98176" calcext:value-type="float">
            <text:p>73.79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6602</text:p>
          </table:table-cell>
          <table:table-cell office:value-type="string" calcext:value-type="string">
            <text:p>1996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8264" calcext:value-type="float">
            <text:p>72.9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6602</text:p>
          </table:table-cell>
          <table:table-cell office:value-type="string" calcext:value-type="string">
            <text:p>199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7536" calcext:value-type="float">
            <text:p>72.4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6602</text:p>
          </table:table-cell>
          <table:table-cell office:value-type="string" calcext:value-type="string">
            <text:p>199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7296" calcext:value-type="float">
            <text:p>70.5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6602</text:p>
          </table:table-cell>
          <table:table-cell office:value-type="string" calcext:value-type="string">
            <text:p>199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00496" calcext:value-type="float">
            <text:p>69.50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6602</text:p>
          </table:table-cell>
          <table:table-cell office:value-type="string" calcext:value-type="string">
            <text:p>199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152" calcext:value-type="float">
            <text:p>69.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6602</text:p>
          </table:table-cell>
          <table:table-cell office:value-type="string" calcext:value-type="string">
            <text:p>1990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99" calcext:value-type="float">
            <text:p>68.1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6602</text:p>
          </table:table-cell>
          <table:table-cell office:value-type="string" calcext:value-type="string">
            <text:p>198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9796" calcext:value-type="float">
            <text:p>67.4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6602</text:p>
          </table:table-cell>
          <table:table-cell office:value-type="string" calcext:value-type="string">
            <text:p>1988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3304" calcext:value-type="float">
            <text:p>66.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6602</text:p>
          </table:table-cell>
          <table:table-cell office:value-type="string" calcext:value-type="string">
            <text:p>198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3616" calcext:value-type="float">
            <text:p>68.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6602</text:p>
          </table:table-cell>
          <table:table-cell office:value-type="string" calcext:value-type="string">
            <text:p>198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788" calcext:value-type="float">
            <text:p>70.6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6602</text:p>
          </table:table-cell>
          <table:table-cell office:value-type="string" calcext:value-type="string">
            <text:p>198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032" calcext:value-type="float">
            <text:p>71.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6602</text:p>
          </table:table-cell>
          <table:table-cell office:value-type="string" calcext:value-type="string">
            <text:p>198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2344" calcext:value-type="float">
            <text:p>65.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6602</text:p>
          </table:table-cell>
          <table:table-cell office:value-type="string" calcext:value-type="string">
            <text:p>198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42824" calcext:value-type="float">
            <text:p>63.74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56602</text:p>
          </table:table-cell>
          <table:table-cell office:value-type="string" calcext:value-type="string">
            <text:p>198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068" calcext:value-type="float">
            <text:p>58.7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0" meta:object-count="0"/>
    <meta:user-defined meta:name="AppVersion">3.0</meta:user-defined>
  </office:meta>
</office:document-meta>
</file>